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9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ronu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SP8266-12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8" calcext:value-type="currency">
            <text:p>$1.28</text:p>
          </table:table-cell>
          <table:table-cell table:formula="of:=[.C2]*[.B2]" office:value-type="currency" office:currency="USD" office:value="1.28" calcext:value-type="currency">
            <text:p>$1.28</text:p>
          </table:table-cell>
          <table:table-cell office:value-type="string" calcext:value-type="string">
            <text:p><text:a xlink:href="https://www.aliexpress.com/item/32728213900.html" xlink:type="simple">https://www.aliexpress.com/item/32728213900.html</text:a></text:p>
          </table:table-cell>
        </table:table-row>
        <table:table-row table:style-name="ro2">
          <table:table-cell office:value-type="string" calcext:value-type="string">
            <text:p>64x8 MAX7219 dot matrix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2" calcext:value-type="currency">
            <text:p>$0.82</text:p>
          </table:table-cell>
          <table:table-cell table:formula="of:=[.C3]*[.B3]" office:value-type="currency" office:currency="USD" office:value="0.82" calcext:value-type="currency">
            <text:p>$0.82</text:p>
          </table:table-cell>
          <table:table-cell office:value-type="string" calcext:value-type="string">
            <text:p><text:a xlink:href="https://www.aliexpress.com/item/32618155357.html" xlink:type="simple">https://www.aliexpress.com/item/32618155357.html</text:a></text:p>
          </table:table-cell>
        </table:table-row>
        <table:table-row table:style-name="ro2">
          <table:table-cell office:value-type="string" calcext:value-type="string">
            <text:p>DS3231 RT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78" calcext:value-type="currency">
            <text:p>$1.78</text:p>
          </table:table-cell>
          <table:table-cell table:formula="of:=[.C4]*[.B4]" office:value-type="currency" office:currency="USD" office:value="1.78" calcext:value-type="currency">
            <text:p>$1.78</text:p>
          </table:table-cell>
          <table:table-cell office:value-type="string" calcext:value-type="string">
            <text:p><text:a xlink:href="https://www.aliexpress.com/item/32396863232.html" xlink:type="simple">https://www.aliexpress.com/item/32396863232.html</text:a></text:p>
          </table:table-cell>
        </table:table-row>
        <table:table-row table:style-name="ro1">
          <table:table-cell office:value-type="string" calcext:value-type="string">
            <text:p>AMS1117 3V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5" calcext:value-type="currency">
            <text:p>$0.09</text:p>
          </table:table-cell>
          <table:table-cell table:formula="of:=[.C5]*[.B5]" office:value-type="currency" office:currency="USD" office:value="0.085" calcext:value-type="currency">
            <text:p>$0.09</text:p>
          </table:table-cell>
          <table:table-cell office:value-type="string" calcext:value-type="string">
            <text:p><text:a xlink:href="https://www.aliexpress.com/item/4000143910813.html" xlink:type="simple">https://www.aliexpress.com/item/4000143910813.html</text:a></text:p>
          </table:table-cell>
        </table:table-row>
        <table:table-row table:style-name="ro2">
          <table:table-cell office:value-type="string" calcext:value-type="string">
            <text:p>SMD 1206 capacitor (C1-C4)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10125" calcext:value-type="currency">
            <text:p>$0.01</text:p>
          </table:table-cell>
          <table:table-cell table:formula="of:=[.C6]*[.B6]" office:value-type="currency" office:currency="USD" office:value="0.0405" calcext:value-type="currency">
            <text:p>$0.04</text:p>
          </table:table-cell>
          <table:table-cell office:value-type="string" calcext:value-type="string">
            <text:p><text:a xlink:href="https://www.aliexpress.com/item/32785228491.html" xlink:type="simple">https://www.aliexpress.com/item/32785228491.html</text:a></text:p>
          </table:table-cell>
        </table:table-row>
        <table:table-row table:style-name="ro1">
          <table:table-cell office:value-type="string" calcext:value-type="string">
            <text:p>Ceramic capacitor (C6-C7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084" calcext:value-type="currency">
            <text:p>$0.01</text:p>
          </table:table-cell>
          <table:table-cell table:formula="of:=[.C7]*[.B7]" office:value-type="currency" office:currency="USD" office:value="0.0168" calcext:value-type="currency">
            <text:p>$0.02</text:p>
          </table:table-cell>
          <table:table-cell office:value-type="string" calcext:value-type="string">
            <text:p><text:a xlink:href="https://www.aliexpress.com/item/32973259342.html" xlink:type="simple">https://www.aliexpress.com/item/32973259342.html</text:a></text:p>
          </table:table-cell>
        </table:table-row>
        <table:table-row table:style-name="ro1">
          <table:table-cell office:value-type="string" calcext:value-type="string">
            <text:p>SMD 1206 resistor (R1-R4,R6-R10)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0.01" calcext:value-type="currency">
            <text:p>$0.01</text:p>
          </table:table-cell>
          <table:table-cell table:formula="of:=[.C8]*[.B8]" office:value-type="currency" office:currency="USD" office:value="0.09" calcext:value-type="currency">
            <text:p>$0.09</text:p>
          </table:table-cell>
          <table:table-cell office:value-type="string" calcext:value-type="string">
            <text:p><text:a xlink:href="https://www.aliexpress.com/item/32774150552.html" xlink:type="simple">https://www.aliexpress.com/item/32774150552.html</text:a></text:p>
          </table:table-cell>
        </table:table-row>
        <table:table-row table:style-name="ro2">
          <table:table-cell office:value-type="string" calcext:value-type="string">
            <text:p>Photoresistor (R5, 10M, 5539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C9]*[.B9]" office:value-type="currency" office:currency="USD" office:value="0.032" calcext:value-type="currency">
            <text:p>$0.03</text:p>
          </table:table-cell>
          <table:table-cell office:value-type="string" calcext:value-type="string">
            <text:p><text:a xlink:href="https://www.aliexpress.com/item/32760631393.html" xlink:type="simple">https://www.aliexpress.com/item/32760631393.html</text:a></text:p>
          </table:table-cell>
        </table:table-row>
        <table:table-row table:style-name="ro2">
          <table:table-cell office:value-type="string" calcext:value-type="string">
            <text:p>BC847C transistor (Q1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095" calcext:value-type="currency">
            <text:p>$0.01</text:p>
          </table:table-cell>
          <table:table-cell table:formula="of:=[.C10]*[.B10]" office:value-type="currency" office:currency="USD" office:value="0.0095" calcext:value-type="currency">
            <text:p>$0.01</text:p>
          </table:table-cell>
          <table:table-cell office:value-type="string" calcext:value-type="string">
            <text:p><text:a xlink:href="https://www.aliexpress.com/item/1288293228.html" xlink:type="simple">https://www.aliexpress.com/item/1288293228.html</text:a></text:p>
          </table:table-cell>
        </table:table-row>
        <table:table-row table:style-name="ro2">
          <table:table-cell office:value-type="string" calcext:value-type="string">
            <text:p>Active buzzer 5V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85" calcext:value-type="currency">
            <text:p>$0.12</text:p>
          </table:table-cell>
          <table:table-cell table:formula="of:=[.C11]*[.B11]" office:value-type="currency" office:currency="USD" office:value="0.1185" calcext:value-type="currency">
            <text:p>$0.12</text:p>
          </table:table-cell>
          <table:table-cell office:value-type="string" calcext:value-type="string">
            <text:p><text:a xlink:href="https://www.aliexpress.com/item/32966574206.html" xlink:type="simple">https://www.aliexpress.com/item/32966574206.html</text:a></text:p>
          </table:table-cell>
        </table:table-row>
        <table:table-row table:style-name="ro1"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C12]*[.B1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aliexpress.com/item/33054055553.html" xlink:type="simple">https://www.aliexpress.com/item/33054055553.html</text:a></text:p>
          </table:table-cell>
        </table:table-row>
        <table:table-row table:style-name="ro2">
          <table:table-cell office:value-type="string" calcext:value-type="string">
            <text:p>Angle tact button (reset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C13]*[.B13]" office:value-type="currency" office:currency="USD" office:value="0.045" calcext:value-type="currency">
            <text:p>$0.05</text:p>
          </table:table-cell>
          <table:table-cell office:value-type="string" calcext:value-type="string">
            <text:p><text:a xlink:href="https://www.aliexpress.com/item/32912894177.html" xlink:type="simple">https://www.aliexpress.com/item/32912894177.html</text:a></text:p>
          </table:table-cell>
        </table:table-row>
        <table:table-row table:style-name="ro1">
          <table:table-cell office:value-type="string" calcext:value-type="string">
            <text:p>12mm metal push button 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114" calcext:value-type="currency">
            <text:p>$1.11</text:p>
          </table:table-cell>
          <table:table-cell table:formula="of:=[.C14]*[.B14]" office:value-type="currency" office:currency="USD" office:value="2.228" calcext:value-type="currency">
            <text:p>$2.23</text:p>
          </table:table-cell>
          <table:table-cell office:value-type="string" calcext:value-type="string">
            <text:p><text:a xlink:href="https://www.aliexpress.com/item/1005002289102448.html" xlink:type="simple">https://www.aliexpress.com/item/1005002289102448.html</text:a></text:p>
          </table:table-cell>
        </table:table-row>
        <table:table-row table:style-name="ro2">
          <table:table-cell office:value-type="string" calcext:value-type="string">
            <text:p>CR2032 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9" calcext:value-type="currency">
            <text:p>$0.10</text:p>
          </table:table-cell>
          <table:table-cell table:formula="of:=[.C15]*[.B15]" office:value-type="currency" office:currency="USD" office:value="0.099" calcext:value-type="currency">
            <text:p>$0.10</text:p>
          </table:table-cell>
          <table:table-cell office:value-type="string" calcext:value-type="string">
            <text:p><text:a xlink:href="https://www.aliexpress.com/item/4001240194584.html" xlink:type="simple">https://www.aliexpress.com/item/4001240194584.html</text:a></text:p>
          </table:table-cell>
        </table:table-row>
        <table:table-row table:style-name="ro2">
          <table:table-cell office:value-type="string" calcext:value-type="string">
            <text:p>CR2032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C16]*[.B16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aliexpress.com/item/32957181921.html" xlink:type="simple">https://www.aliexpress.com/item/32957181921.html</text:a></text:p>
          </table:table-cell>
        </table:table-row>
        <table:table-row table:style-name="ro2">
          <table:table-cell office:value-type="string" calcext:value-type="string">
            <text:p>Micro USB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6" calcext:value-type="currency">
            <text:p>$1.16</text:p>
          </table:table-cell>
          <table:table-cell table:formula="of:=[.C17]*[.B17]" office:value-type="currency" office:currency="USD" office:value="1.16" calcext:value-type="currency">
            <text:p>$1.16</text:p>
          </table:table-cell>
          <table:table-cell office:value-type="string" calcext:value-type="string">
            <text:p><text:a xlink:href="https://www.aliexpress.com/item/33029722287.html" xlink:type="simple">https://www.aliexpress.com/item/33029722287.html</text:a></text:p>
          </table:table-cell>
        </table:table-row>
        <table:table-row table:style-name="ro2">
          <table:table-cell office:value-type="string" calcext:value-type="string">
            <text:p>Micro USB cable (1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1" calcext:value-type="currency">
            <text:p>$1.21</text:p>
          </table:table-cell>
          <table:table-cell table:formula="of:=[.C18]*[.B18]" office:value-type="currency" office:currency="USD" office:value="1.21" calcext:value-type="currency">
            <text:p>$1.21</text:p>
          </table:table-cell>
          <table:table-cell office:value-type="string" calcext:value-type="string">
            <text:p><text:a xlink:href="https://www.aliexpress.com/item/4001089416787.html" xlink:type="simple">https://www.aliexpress.com/item/4001089416787.html</text:a></text:p>
          </table:table-cell>
        </table:table-row>
        <table:table-row table:style-name="ro1">
          <table:table-cell office:value-type="string" calcext:value-type="string">
            <text:p>USB 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67" calcext:value-type="currency">
            <text:p>$2.67</text:p>
          </table:table-cell>
          <table:table-cell table:formula="of:=[.C19]*[.B19]" office:value-type="currency" office:currency="USD" office:value="2.67" calcext:value-type="currency">
            <text:p>$2.67</text:p>
          </table:table-cell>
          <table:table-cell office:value-type="string" calcext:value-type="string">
            <text:p><text:a xlink:href="https://www.aliexpress.com/item/4001089416787.html" xlink:type="simple">https://www.aliexpress.com/item/4001089416787.html</text:a>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CB productio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" calcext:value-type="currency">
            <text:p>$1.30</text:p>
          </table:table-cell>
          <table:table-cell table:formula="of:=[.C21]*[.B21]" office:value-type="currency" office:currency="USD" office:value="1.3" calcext:value-type="currency">
            <text:p>$1.30</text:p>
          </table:table-cell>
          <table:table-cell office:value-type="string" calcext:value-type="string">
            <text:p><text:a xlink:href="https://www.pcbway.com/" xlink:type="simple">https://www.pcbway.com/</text:a></text:p>
          </table:table-cell>
        </table:table-row>
        <table:table-row table:style-name="ro1">
          <table:table-cell office:value-type="string" calcext:value-type="string">
            <text:p>Case laser cu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 panel laser cutt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/>
          <table:table-cell table:style-name="Default"/>
          <table:table-cell table:style-name="ce9" table:formula="of:=SUM([.D2:.D23])" office:value-type="currency" office:currency="USD" office:value="13.2943" calcext:value-type="currency">
            <text:p>$13.29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4:08:32.24035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14:55:25.118555780</meta:creation-date>
    <dc:date>2021-10-18T10:06:22.572762860</dc:date>
    <meta:editing-duration>PT22H47M21S</meta:editing-duration>
    <meta:editing-cycles>50</meta:editing-cycles>
    <meta:generator>LibreOffice/7.1.4.2$MacOSX_X86_64 LibreOffice_project/a529a4fab45b75fefc5b6226684193eb000654f6</meta:generator>
    <meta:document-statistic meta:table-count="1" meta:cell-count="104" meta:object-count="0"/>
  </office:meta>
</office:document-meta>
</file>